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 CYR" svg:font-family="'Arial CYR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8pt" fo:language="ru" fo:country="RU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8pt" fo:language="ru" fo:country="RU" fo:font-weight="normal" style:font-name-asian="Arial CYR" style:font-size-asian="18pt" style:font-weight-asian="normal" style:font-name-complex="Arial CYR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8pt" fo:language="en" fo:country="US" fo:font-weight="normal" style:font-name-asian="Arial CYR" style:font-size-asian="18pt" style:font-weight-asian="normal" style:font-name-complex="Arial CYR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8pt" fo:language="en" fo:country="US" fo:font-weight="normal" style:font-name-asian="Arial CYR" style:font-size-asian="18pt" style:font-weight-asian="normal" style:font-name-complex="Arial CYR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8pt" fo:language="en" fo:country="US" fo:font-weight="bold" style:font-name-asian="Arial CYR" style:font-size-asian="18pt" style:font-weight-asian="bold" style:font-name-complex="Arial CYR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8pt" fo:language="en" fo:country="US" fo:font-weight="bold" style:font-name-asian="Arial CYR" style:font-size-asian="18pt" style:font-weight-asian="bold" style:font-name-complex="Arial CYR" style:font-size-complex="18pt" style:font-weight-complex="bold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language="en" fo:country="US"/>
    </style:style>
    <style:style style:name="P11" style:family="paragraph" style:parent-style-name="Standard">
      <style:paragraph-properties fo:text-align="start" style:justify-single-word="false"/>
      <style:text-properties style:font-name="Lucida Console" fo:font-size="18pt" fo:language="en" fo:country="US" fo:font-weight="normal" style:font-name-asian="Arial CYR" style:font-size-asian="18pt" style:font-weight-asian="normal" style:font-name-complex="Arial CYR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8pt" fo:language="ru" fo:country="RU" fo:font-weight="normal" style:font-name-asian="Arial CYR" style:font-size-asian="18pt" style:font-weight-asian="normal" style:font-name-complex="Arial CYR" style:font-size-complex="18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8pt" fo:language="ru" fo:country="RU" fo:font-weight="bold" style:font-name-asian="Arial CYR" style:font-size-asian="18pt" style:font-weight-asian="bold" style:font-name-complex="Arial CYR" style:font-size-complex="18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style:font-name="Calibri"/>
    </style:style>
    <style:style style:name="T6" style:family="text">
      <style:text-properties style:font-name="Calibri" fo:font-size="18pt" fo:language="en" fo:country="US" fo:font-weight="normal" style:font-size-asian="18pt" style:font-weight-asian="normal" style:font-size-complex="18pt" style:font-weight-complex="normal"/>
    </style:style>
    <style:style style:name="T7" style:family="text">
      <style:text-properties style:font-name="Calibri" fo:font-size="18pt" fo:language="en" fo:country="US" fo:font-weight="normal" style:font-name-asian="Arial CYR" style:font-size-asian="18pt" style:font-weight-asian="normal" style:font-name-complex="Arial CYR" style:font-size-complex="18pt" style:font-weight-complex="normal"/>
    </style:style>
    <style:style style:name="T8" style:family="text">
      <style:text-properties style:font-name="Calibri" fo:font-size="18pt" fo:language="ru" fo:country="RU" fo:font-weight="normal" style:font-size-asian="18pt" style:font-weight-asian="normal" style:font-size-complex="18pt" style:font-weight-complex="normal"/>
    </style:style>
    <style:style style:name="T9" style:family="text">
      <style:text-properties style:font-name="Calibri" fo:font-size="18pt" fo:language="ru" fo:country="RU" fo:font-weight="normal" style:font-name-asian="Arial CYR" style:font-size-asian="18pt" style:font-weight-asian="normal" style:font-name-complex="Arial CYR" style:font-size-complex="18pt" style:font-weight-complex="normal"/>
    </style:style>
    <style:style style:name="T10" style:family="text">
      <style:text-properties style:font-name="Calibri" fo:font-size="18pt" fo:font-weight="normal" style:font-name-asian="Arial CYR" style:font-size-asian="18pt" style:font-weight-asian="normal" style:font-name-complex="Arial CYR" style:font-size-complex="18pt" style:font-weight-complex="normal"/>
    </style:style>
    <style:style style:name="T11" style:family="text">
      <style:text-properties style:font-name="Calibri" fo:font-size="18pt" style:font-size-asian="18pt" style:font-size-complex="18pt"/>
    </style:style>
    <style:style style:name="T12" style:family="text">
      <style:text-properties style:font-name="Calibri" fo:language="ru" fo:country="RU"/>
    </style:style>
    <style:style style:name="T13" style:family="text">
      <style:text-properties style:font-name="Lucida Console"/>
    </style:style>
    <style:style style:name="T14" style:family="text">
      <style:text-properties style:font-name="Lucida Console" fo:font-size="18pt" fo:language="en" fo:country="US" fo:font-weight="normal" style:font-name-asian="Arial CYR" style:font-size-asian="18pt" style:font-weight-asian="normal" style:font-name-complex="Arial CYR" style:font-size-complex="18pt" style:font-weight-complex="normal"/>
    </style:style>
    <style:style style:name="T15" style:family="text">
      <style:text-properties style:font-name="Lucida Console" fo:font-size="18pt" fo:language="ru" fo:country="RU" fo:font-weight="normal" style:font-name-asian="Arial CYR" style:font-size-asian="18pt" style:font-weight-asian="normal" style:font-name-complex="Arial CYR" style:font-size-complex="18pt" style:font-weight-complex="normal"/>
    </style:style>
    <style:style style:name="T16" style:family="text">
      <style:text-properties style:font-name="Lucida Console" fo:font-size="18pt" fo:font-weight="normal" style:font-name-asian="Arial CYR" style:font-size-asian="18pt" style:font-weight-asian="normal" style:font-name-complex="Arial CYR" style:font-size-complex="18pt" style:font-weight-complex="normal"/>
    </style:style>
    <style:style style:name="T17" style:family="text">
      <style:text-properties style:font-name="Lucida Console" fo:language="ru" fo:country="RU"/>
    </style:style>
    <style:style style:name="T18" style:family="text">
      <style:text-properties style:font-name="Lucida Console"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правка по языку программирования <text:span text:style-name="T1">Aist</text:span></text:p>
      <text:p text:style-name="P2"><text:span text:style-name="T1"><text:tab/>Aist – </text:span><text:span text:style-name="T2">новый язык программирования и одноимённый интерпретатор для него. И язык, и интерпретатор созданы Александром </text:span><text:span text:style-name="T1">Русакевичем(MrDarkStorm), </text:span><text:span text:style-name="T2">учеником 7 класса Жеребковичской СШ Ляховичского района Брестской области Республики Беларусь.</text:span></text:p>
      <text:p text:style-name="P2"><text:span text:style-name="T2"><text:tab/>Интерпретатор этого языка написан на языке </text:span><text:span text:style-name="T1">Java</text:span></text:p>
      <text:p text:style-name="P2"><text:span text:style-name="T1">(</text:span><text:a xlink:type="simple" xlink:href="http://www.java.com/" text:style-name="Internet_20_link" text:visited-style-name="Visited_20_Internet_20_Link">http://www.java.com</text:a><text:span text:style-name="T1">). </text:span><text:span text:style-name="T2">При написании исходного кода интерпретатора </text:span><text:span text:style-name="T1">Aist </text:span><text:span text:style-name="T2">использовался текстовый редактор </text:span><text:span text:style-name="T1">NotePad++(</text:span><text:a xlink:type="simple" xlink:href="https://notepad-plus-plus.org/" text:style-name="Internet_20_link" text:visited-style-name="Visited_20_Internet_20_Link">https://notepad-plus-plus.org/</text:a><text:span text:style-name="T1">)</text:span><text:span text:style-name="T2">, а при написании этой справки был использован офисный пакет </text:span><text:span text:style-name="T1">Apache OpenOffice</text:span></text:p>
      <text:p text:style-name="P2"><text:span text:style-name="T1">(</text:span><text:a xlink:type="simple" xlink:href="https://www.openoffice.org/" text:style-name="Internet_20_link" text:visited-style-name="Visited_20_Internet_20_Link">https://www.openoffice.org</text:a><text:span text:style-name="T1">).</text:span></text:p>
      <text:p text:style-name="P9"><text:span text:style-name="T6"><text:tab/></text:span><text:span text:style-name="T8">Поскольку интерпретатор </text:span><text:span text:style-name="T6">Aist </text:span><text:span text:style-name="T8">написан на </text:span><text:span text:style-name="T6">Java, </text:span><text:span text:style-name="T8">то он может запустится из любой ОС, главное, чтобы там была установлена </text:span><text:span text:style-name="T6">Java. </text:span></text:p>
      <text:p text:style-name="P9"><text:span text:style-name="T8"><text:tab/>Вы можете скачать </text:span><text:span text:style-name="T6">Aist </text:span><text:span text:style-name="T8">из официального репозитория: </text:span><text:a xlink:type="simple" xlink:href="https://github.com/MrDarkStorm/Aist" text:style-name="Internet_20_link" text:visited-style-name="Visited_20_Internet_20_Link"><text:span text:style-name="T11">https://github.com/MrDarkStorm/Aist</text:span></text:a><text:span text:style-name="T8">. Скачивайте самую последнюю версию </text:span><text:span text:style-name="T6">Aist, </text:span><text:span text:style-name="T8">так как в ней больше возможностей и меньше ошибок.</text:span></text:p>
      <text:p text:style-name="P3"/>
      <text:p text:style-name="P9"><text:span text:style-name="T8"><text:tab/>Зачем был создан </text:span><text:span text:style-name="T6">Aist? </text:span><text:span text:style-name="T8">Он был создан для того, чтобы можно было с лёгкостью писать кроссплатформенные скрипты с понятным для человека синтаксисом. Так же он может использоваться для обучения детей программированию.</text:span></text:p>
      <text:p text:style-name="P3"/>
      <text:p text:style-name="P9"><text:span text:style-name="T8">Плюсы языка </text:span><text:span text:style-name="T6">Aist:</text:span></text:p>
      <text:p text:style-name="P9"><text:span text:style-name="T6"><text:tab/></text:span><text:span text:style-name="T7">● </text:span><text:span text:style-name="T9">Скрипты, написанные на </text:span><text:span text:style-name="T7">Aist</text:span><text:span text:style-name="T9">, могут запуститься на любой ОС, главное, чтобы там была установлена </text:span><text:span text:style-name="T7">Java</text:span></text:p>
      <text:p text:style-name="P9"><text:span text:style-name="T7"><text:tab/>● </text:span><text:span text:style-name="T9">Относительно низкий порог вхождения</text:span></text:p>
      <text:p text:style-name="P9"><text:span text:style-name="T9"><text:tab/></text:span><text:span text:style-name="T7">● </text:span><text:span text:style-name="T9">Маленький размер интерпретатора</text:span></text:p>
      <text:p text:style-name="P9"><text:span text:style-name="T7"><text:tab/>● </text:span><text:span text:style-name="T9">Довольно хорошо документирован</text:span></text:p>
      <text:p text:style-name="P9"><text:span text:style-name="T9">Минусы языка </text:span><text:span text:style-name="T7">Aist:</text:span></text:p>
      <text:p text:style-name="P9"><text:span text:style-name="T7"><text:tab/>● </text:span><text:span text:style-name="T9">Необходимость в установке </text:span><text:span text:style-name="T7">Java</text:span></text:p>
      <text:p text:style-name="P9"><text:span text:style-name="T7"><text:tab/>● </text:span><text:span text:style-name="T9">Скорость работы скриптов зачастую меньше, чем аналогичных скриптов на других языках</text:span></text:p>
      <text:p text:style-name="P9"><text:span text:style-name="T9"><text:tab/></text:span><text:span text:style-name="T7">● </text:span><text:span text:style-name="T9">Проблемы с русской кодировкой в консоли </text:span><text:span text:style-name="T7">Windows</text:span><text:span text:style-name="T9">(Эту проблему можно исправить, если изменить шрифт в консоли на </text:span><text:soft-page-break/><text:span text:style-name="T7">Lucida Console</text:span><text:span text:style-name="T9">) </text:span></text:p>
      <text:p text:style-name="P9"><text:span text:style-name="T9"><text:tab/></text:span><text:span text:style-name="T7">● </text:span><text:span text:style-name="T9">Он достаточно трудный для тех, кто был ранее знаком с другими языками</text:span></text:p>
      <text:p text:style-name="P4"/>
      <text:p text:style-name="P9"><text:span text:style-name="T9"><text:tab/>Хочу обратить Ваше внимание на то, что название </text:span><text:span text:style-name="T7">Aist </text:span><text:span text:style-name="T9">имеют и сам язык, и его интерпретатор.</text:span></text:p>
      <text:p text:style-name="P9"><text:span text:style-name="T9"><text:tab/>Скрипты, написанные на </text:span><text:span text:style-name="T7">Aist, </text:span><text:span text:style-name="T9">иметь расширение *.</text:span><text:span text:style-name="T7">ast, </text:span><text:span text:style-name="T9">но оно может быть любым.</text:span></text:p>
      <text:p text:style-name="P9"><text:span text:style-name="T9"><text:tab/>Для выполнения следующих операций пользователям </text:span><text:span text:style-name="T7">Windows </text:span><text:span text:style-name="T9">необходимо добавить путь к </text:span><text:span text:style-name="T7">Java </text:span><text:span text:style-name="T9">в переменную среды </text:span><text:span text:style-name="T7">Path.</text:span></text:p>
      <text:p text:style-name="P9"><text:span text:style-name="T7"><text:tab/></text:span><text:span text:style-name="T9">Для запуска программ на </text:span><text:span text:style-name="T7">Java </text:span><text:span text:style-name="T9">необходимо выполнить команду в консоли\терминале команду следующего формата:</text:span></text:p>
      <text:p text:style-name="P9"><text:span text:style-name="T9"><text:tab/></text:span><text:span text:style-name="T14">java -jar </text:span><text:span text:style-name="T15">“Путь к </text:span><text:span text:style-name="T14">Aist”\Aist.jar *.ast</text:span></text:p>
      <text:p text:style-name="P9"><text:span text:style-name="T14"><text:tab/></text:span><text:span text:style-name="T9">Предпочтительно либо перейти к папке с </text:span><text:span text:style-name="T7">Aist, </text:span><text:span text:style-name="T9">либо добавить полный путь к </text:span><text:span text:style-name="T7">Aist.jar </text:span><text:span text:style-name="T9">в переменную среды </text:span><text:span text:style-name="T7">Path </text:span><text:span text:style-name="T9">или её аналоги для других ОС.</text:span></text:p>
      <text:p text:style-name="P4"><text:tab/>Пример команды:</text:p>
      <text:p text:style-name="P9"><text:span text:style-name="T9"><text:tab/></text:span><text:span text:style-name="T14">java -jar Aist.jar Hello.ast</text:span></text:p>
      <text:p text:style-name="P9"><text:span text:style-name="T14"><text:tab/></text:span><text:span text:style-name="T9">Вместо пути к </text:span><text:span text:style-name="T7">Aist </text:span><text:span text:style-name="T9">скрипту можно указать:</text:span></text:p>
      <text:p text:style-name="P10"><text:span text:style-name="T10"><text:s/>-author – </text:span><text:span text:style-name="T9">узнать автора программы</text:span></text:p>
      <text:p text:style-name="P10"><text:span text:style-name="T9"><text:s/>-</text:span><text:span text:style-name="T10">version – </text:span><text:span text:style-name="T9">узнать версию </text:span><text:span text:style-name="T10">Aist </text:span><text:span text:style-name="T9">интерпретатора</text:span></text:p>
      <text:p text:style-name="P4"><text:tab/>Пример:</text:p>
      <text:p text:style-name="P10"><text:span text:style-name="T9"><text:tab/></text:span><text:span text:style-name="T16">java -jar Aist.jar -author</text:span></text:p>
      <text:p text:style-name="P5"/>
      <text:p text:style-name="P10"><text:span text:style-name="T10"><text:tab/></text:span><text:span text:style-name="T9">Перейдём непосредственно к синтаксису языка </text:span><text:span text:style-name="T10">Aist. </text:span><text:span text:style-name="T9">Заметьте, что </text:span><text:span text:style-name="T10">Aist – </text:span><text:span text:style-name="T9">регистрочувствительный язык программирования.</text:span><text:span text:style-name="T10"> <text:tab/></text:span></text:p>
      <text:p text:style-name="P4"/>
      <text:p text:style-name="P4"><text:tab/>Рассмотрим программу:</text:p>
      <text:p text:style-name="P4"/>
      <text:p text:style-name="P4"><text:tab/>;Это комментарий. Комментарий не может быть после <text:tab/>;оператаров. Комментированной может быть только строка</text:p>
      <text:p text:style-name="P4"><text:tab/>;полностью </text:p>
      <text:p text:style-name="P4"/>
      <text:p text:style-name="P4"/>
      <text:p text:style-name="P4"/>
      <text:p text:style-name="P10"><text:soft-page-break/><text:span text:style-name="T9"><text:tab/></text:span><text:span text:style-name="T16">variable int Hello</text:span></text:p>
      <text:p text:style-name="P11"><text:tab/>set Hello=2</text:p>
      <text:p text:style-name="P11"><text:tab/>add Hello:Hello Hello</text:p>
      <text:p text:style-name="P11"><text:tab/>print Hello</text:p>
      <text:p text:style-name="P11"><text:tab/>scan</text:p>
      <text:p text:style-name="P11"/>
      <text:p text:style-name="P11"><text:tab/><text:span text:style-name="T5">variable – </text:span><text:span text:style-name="T12">процедура, которая создаёт переменную. Вот шаблон для процедур: </text:span></text:p>
      <text:p text:style-name="P11"><text:span text:style-name="T12"><text:tab/></text:span><text:span text:style-name="T17">имя_процедуры параметр1 параметр2...</text:span></text:p>
      <text:p text:style-name="P11"><text:span text:style-name="T17"><text:tab/></text:span><text:span text:style-name="T12">Исключение составляет </text:span><text:span text:style-name="T5">set, </text:span><text:span text:style-name="T12">имеющая формат:</text:span></text:p>
      <text:p text:style-name="P11"><text:span text:style-name="T12"><text:tab/></text:span><text:span text:style-name="T13">set </text:span><text:span text:style-name="T17">имя_переменной=значение</text:span></text:p>
      <text:p text:style-name="P5"><text:span text:style-name="T2">Обратите ваше внимание на то, что </text:span>set <text:span text:style-name="T2">может присвоить значение только одной переменной!</text:span></text:p>
      <text:p text:style-name="P5"><text:span text:style-name="T2"><text:tab/>В </text:span>Aist <text:span text:style-name="T2">параметром процедуры\функции может быть только переменная. Исключение составляют </text:span>var <text:span text:style-name="T2">и </text:span>set, <text:span text:style-name="T2">имеющие специальный синтаксис.</text:span></text:p>
      <text:p text:style-name="P5"><text:span text:style-name="T2"><text:tab/>a</text:span>dd – <text:span text:style-name="T2">это функция. Отсюда мы можем вывести формат функций в </text:span>Aist:<text:tab/></text:p>
      <text:p text:style-name="P5"><text:tab/><text:span text:style-name="T17">функция </text:span><text:span text:style-name="T13">x:</text:span><text:span text:style-name="T17">параметр1 параметр2...</text:span></text:p>
      <text:p text:style-name="P5"><text:span text:style-name="T17"><text:tab/></text:span>x – <text:span text:style-name="T2">это переменная, в которой окажется результат после выполнения функции. Такая переменная у функций может быть </text:span><text:span text:style-name="T3">только одна. </text:span><text:span text:style-name="T2">Вместо </text:span>x <text:span text:style-name="T2">может быть указано </text:span><text:span text:style-name="T19">nil</text:span>, <text:span text:style-name="T2">тогда результат выполнения функции просто пропадёт</text:span></text:p>
      <text:p text:style-name="P5"><text:span text:style-name="T3"><text:tab/></text:span><text:span text:style-name="T2">Так же, заметьте, что </text:span>Aist <text:span text:style-name="T2">игнорирует пробелы между параметрами и пробелы, перед операторами. Так же он игнорирует комментированные и пустые строки. Так же, как и пробелы, игнорируются символы табуляции.</text:span></text:p>
      <text:p text:style-name="P5"><text:span text:style-name="T2"><text:tab/>Обращаю выше внимание так же на то, что вместо </text:span>varibale <text:span text:style-name="T2">вы можете написать </text:span>var – <text:span text:style-name="T2">смысл выражения не изменится! Такие слова называются </text:span><text:span text:style-name="T3">синонимами</text:span><text:span text:style-name="T2">.</text:span></text:p>
      <text:p text:style-name="P5"><text:span text:style-name="T2"><text:tab/>Поскольку мы с вами немного разобрались в синтаксисисе </text:span>Aist, <text:span text:style-name="T2">мы преступаем к непосредственному описанию функций и процедур <text:s/></text:span>Aist.</text:p>
      <text:p text:style-name="P5"/>
      <text:p text:style-name="P5"/>
      <text:p text:style-name="P5"/>
      <text:p text:style-name="P7"><text:soft-page-break/>variable(var)</text:p>
      <text:p text:style-name="P5"><text:tab/><text:span text:style-name="T2">Данная функция имеет следующий формат:</text:span></text:p>
      <text:p text:style-name="P5"><text:span text:style-name="T2"><text:tab/></text:span><text:span text:style-name="T13">variable\var </text:span><text:span text:style-name="T17">тип_переменной имя_переменной</text:span></text:p>
      <text:p text:style-name="P5"><text:span text:style-name="T2"><text:tab/></text:span>var <text:span text:style-name="T2">создаёт новую переменную</text:span></text:p>
      <text:p text:style-name="P5"><text:span text:style-name="T17"><text:tab/></text:span><text:span text:style-name="T2">На данный момент </text:span>Aist <text:span text:style-name="T2">располагает следующими типами данных:</text:span></text:p>
      <text:p text:style-name="P5"><text:span text:style-name="T2"><text:tab/></text:span>string\str – <text:span text:style-name="T2">строка</text:span></text:p>
      <text:p text:style-name="P5"><text:span text:style-name="T2"><text:tab/></text:span>integer\int – <text:span text:style-name="T2">целое число, аналог </text:span>integer <text:span text:style-name="T2">из </text:span>Pascal</text:p>
      <text:p text:style-name="P5"><text:tab/>real – <text:span text:style-name="T2">дробное число, аналог </text:span>real <text:span text:style-name="T2">из </text:span>Pascal</text:p>
      <text:p text:style-name="P5"><text:tab/>bool\boolean – <text:span text:style-name="T2">булев тип </text:span>данных(true\false)</text:p>
      <text:p text:style-name="P5"><text:tab/></text:p>
      <text:p text:style-name="P5"><text:tab/><text:span text:style-name="T2">Имя переменной может быть любым — главное, чтобы оно не было зарезервировано </text:span>Aist <text:span text:style-name="T2">и не содержало в себе символы </text:span>'=', ':', <text:span text:style-name="T2">пробелы и символ табуляции.</text:span></text:p>
      <text:p text:style-name="P5"><text:tab/><text:span text:style-name="T2">Имя переменной может так же состоять из русских символов.</text:span></text:p>
      <text:p text:style-name="P5"><text:span text:style-name="T2"><text:tab/>Давайте рассмотрим пример </text:span>var:</text:p>
      <text:p text:style-name="P5"><text:tab/><text:span text:style-name="T13">var int </text:span><text:span text:style-name="T17">Привет</text:span></text:p>
      <text:p text:style-name="P7">set</text:p>
      <text:p text:style-name="P5"><text:tab/>set <text:span text:style-name="T2">имеет следующий формат:</text:span></text:p>
      <text:p text:style-name="P5"><text:span text:style-name="T2"><text:tab/></text:span><text:span text:style-name="T13">set </text:span><text:span text:style-name="T17">имя_переменной=значение</text:span></text:p>
      <text:p text:style-name="P5"><text:span text:style-name="T13"><text:tab/></text:span>set <text:span text:style-name="T2">присваивает значение переменной </text:span></text:p>
      <text:p text:style-name="P5"><text:span text:style-name="T17"><text:tab/></text:span><text:span text:style-name="T2">Значение должно соответствовать типу указанной переменной. </text:span>Set <text:span text:style-name="T2">может присвоить в одном выражении значение только одной переменной. При присваивании значения </text:span>int <text:span text:style-name="T2">пробелы игнорируются, но символы табуляции — нет. При присваивании значения </text:span>real <text:span text:style-name="T2">переменной можно использовать для отделения целой части от дробной как и </text:span>'<text:span text:style-name="T2">,</text:span>' , <text:span text:style-name="T2">так и </text:span>'.' . </text:p>
      <text:p text:style-name="P5"><text:tab/><text:span text:style-name="T2">Значение </text:span>\n <text:span text:style-name="T2">соответствует символу новой строки</text:span></text:p>
      <text:p text:style-name="P5"><text:tab/><text:span text:style-name="T2">При присваивании значения </text:span>bool <text:span text:style-name="T2">переменным </text:span>1,true <text:span text:style-name="T2">или любая строка соответствуют </text:span>true, <text:span text:style-name="T2">а </text:span>0,false <text:span text:style-name="T2">или пустое значение — </text:span>false</text:p>
      <text:p text:style-name="P5"><text:tab/><text:span text:style-name="T2">Пример:</text:span></text:p>
      <text:p text:style-name="P5"><text:span text:style-name="T2"><text:tab/></text:span><text:span text:style-name="T13">set Hello=</text:span><text:span text:style-name="T17">Привет, мир!</text:span><text:span text:style-name="T13">\n</text:span></text:p>
      <text:p text:style-name="P6"><text:span text:style-name="T19">destroy</text:span> <text:span text:style-name="T17"><text:tab/></text:span></text:p>
      <text:p text:style-name="P5"><text:span text:style-name="T17"><text:tab/></text:span><text:span text:style-name="T2">Формат </text:span>destroy:</text:p>
      <text:p text:style-name="P5"><text:tab/><text:span text:style-name="T13">destroy </text:span><text:span text:style-name="T17">имя_переменной1 имя_переменной2...</text:span></text:p>
      <text:p text:style-name="P5"><text:soft-page-break/><text:span text:style-name="T17"><text:tab/></text:span>destroy <text:span text:style-name="T2">удаляет переменную любого типа из памяти.</text:span></text:p>
      <text:p text:style-name="P4"><text:tab/>Пример:</text:p>
      <text:p text:style-name="P5"><text:span text:style-name="T2"><text:tab/></text:span><text:span text:style-name="T13">destroy Hello</text:span></text:p>
      <text:p text:style-name="P7">print <text:span text:style-name="T2">и </text:span>println</text:p>
      <text:p text:style-name="P5"><text:tab/><text:span text:style-name="T2">Формат </text:span>print <text:span text:style-name="T2">и </text:span>println <text:span text:style-name="T2">такой же, как и у остальных обычных процедур. Они могут принимать любое количество параметров любого типа. </text:span>Print <text:span text:style-name="T2">отвечает за вывод в консоль, а </text:span>println <text:span text:style-name="T2">так же за вывод в консоль, но с переносом на новую строку</text:span></text:p>
      <text:p text:style-name="P4"><text:tab/>Пример:</text:p>
      <text:p text:style-name="P5"><text:span text:style-name="T2"><text:tab/></text:span><text:span text:style-name="T13">println Hello</text:span></text:p>
      <text:p text:style-name="P7">scan</text:p>
      <text:p text:style-name="P8"><text:tab/><text:span text:style-name="T4">Формат </text:span><text:span text:style-name="T20">scan </text:span><text:span text:style-name="T4">такой же, как и у обычных процедур. </text:span><text:span text:style-name="T20">Scan </text:span><text:span text:style-name="T4">отвечает за консольный ввод. Если у </text:span><text:span text:style-name="T20">Scan </text:span><text:span text:style-name="T4">нету параметров, то он просто будет ждать нажатия </text:span><text:span text:style-name="T20">Enter.</text:span></text:p>
      <text:p text:style-name="P4"><text:tab/>Пример:</text:p>
      <text:p text:style-name="P8"><text:span text:style-name="T4"><text:tab/></text:span><text:span text:style-name="T18">scan Hello1 Hello2 Hello3</text:span></text:p>
      <text:p text:style-name="P13">Простые математические функции</text:p>
      <text:p text:style-name="P8"><text:span text:style-name="T4"><text:tab/></text:span><text:span text:style-name="T20">add</text:span><text:span text:style-name="T4">\+</text:span><text:span text:style-name="T20"> – </text:span><text:span text:style-name="T4">любое кол-во параметров. Слаживает все параметры и полученное значение присваивает переменной </text:span><text:span text:style-name="T20">x. </text:span><text:span text:style-name="T4">Если </text:span><text:span text:style-name="T20">x1,x2,x3 </text:span><text:span text:style-name="T4">параметры, то </text:span><text:span text:style-name="T20">sub x:x1 x2 x3 </text:span><text:span text:style-name="T4">будет соответствовать человеческому </text:span><text:span text:style-name="T20">x=x1+x2+x3</text:span></text:p>
      <text:p text:style-name="P8"><text:span text:style-name="T4"><text:tab/></text:span><text:span text:style-name="T20">Sub\- –</text:span><text:span text:style-name="T4"> любое кол-во параметров. Отнимает все параметры и полученное значение присваивает переменной </text:span><text:span text:style-name="T20">x. </text:span><text:span text:style-name="T4">Если </text:span><text:span text:style-name="T20">x1,x2,x3 </text:span><text:span text:style-name="T4">параметры, то </text:span><text:span text:style-name="T20">sub x:x1 x2 x3 </text:span><text:span text:style-name="T4">будет соответствовать человеческому </text:span><text:span text:style-name="T20">x=x1-x2-x3</text:span></text:p>
      <text:p text:style-name="P8"><text:span text:style-name="T20"><text:tab/>Mul\* – </text:span><text:span text:style-name="T4">любое кол-во параметров. Перемножает все параметры и полученное значение присваивает переменной </text:span><text:span text:style-name="T20">x. </text:span><text:span text:style-name="T4">Если </text:span><text:span text:style-name="T20">x1,x2,x3 </text:span><text:span text:style-name="T4">параметры, то m</text:span><text:span text:style-name="T20">ul x:x1 x2 x3 </text:span><text:span text:style-name="T4">будет соответствовать человеческому </text:span><text:span text:style-name="T20">x=x1*x2*x3</text:span></text:p>
      <text:p text:style-name="P8"><text:span text:style-name="T20"><text:tab/>Div\'/' – </text:span><text:span text:style-name="T4">любое кол-во параметров.</text:span><text:span text:style-name="T20"> </text:span><text:span text:style-name="T4">Делит все параметры и полученное значение присваивает переменной </text:span><text:span text:style-name="T20">x. </text:span><text:span text:style-name="T4">Если </text:span><text:span text:style-name="T20">x1,x2,x3 </text:span><text:span text:style-name="T4">параметры, то </text:span><text:span text:style-name="T20">sub x:x1 x2 x3 </text:span><text:span text:style-name="T4">будет соответствовать человеческому </text:span><text:span text:style-name="T20">x=x1/x2/x3</text:span></text:p>
      <text:p text:style-name="P8"><text:span text:style-name="T20"><text:tab/>Mod\% – </text:span><text:span text:style-name="T4">два параметра. Аналог </text:span><text:span text:style-name="T20">mod </text:span><text:span text:style-name="T4">из </text:span><text:span text:style-name="T20">Pascal</text:span></text:p>
      <text:p text:style-name="P4"/>
      <text:p text:style-name="P7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 CYR" svg:font-family="'Arial CYR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85cm" fo:margin-bottom="1.152cm" fo:margin-left="1.111cm" fo:margin-right="0.9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андр Русакевич</meta:initial-creator>
    <meta:creation-date>2016-01-30T18:59:20.28</meta:creation-date>
    <dc:date>2016-01-30T20:44:31.14</dc:date>
    <dc:creator>Александр Русакевич</dc:creator>
    <meta:editing-duration>PT1H34M6S</meta:editing-duration>
    <meta:editing-cycles>51</meta:editing-cycles>
    <meta:generator>OpenOffice/4.1.1$Win32 OpenOffice.org_project/411m6$Build-9775</meta:generator>
    <meta:document-statistic meta:table-count="0" meta:image-count="0" meta:object-count="0" meta:page-count="6" meta:paragraph-count="95" meta:word-count="920" meta:character-count="6631"/>
  </office:meta>
</office:document-meta>
</file>